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/>
    <style:font-face style:name="Unifont1" svg:font-family="Unifont" style:font-family-generic="system" style:font-pitch="variable"/>
    <style:font-face style:name="WenQuanYi Zen Hei Sharp" svg:font-family="'WenQuanYi Zen Hei Sharp'" style:font-family-generic="system" style:font-pitch="variable"/>
    <style:font-face style:name="docs-Roboto" svg:font-family="docs-Roboto, Helvetica, Arial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rsid="00019927" officeooo:paragraph-rsid="00019927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4" loext:opacity="100%" style:font-name="docs-Roboto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4" loext:opacity="100%" style:font-name="docs-Roboto" fo:font-size="12pt" fo:letter-spacing="normal" fo:font-style="normal" fo:font-weight="normal" officeooo:rsid="00019927" officeooo:paragraph-rsid="00019927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4" loext:opacity="100%" style:font-name="docs-Roboto" fo:font-size="12pt" fo:letter-spacing="normal" fo:font-style="normal" fo:font-weight="normal" officeooo:rsid="00025dbb" officeooo:paragraph-rsid="00025dbb"/>
    </style:style>
    <style:style style:name="T1" style:family="text">
      <style:text-properties fo:font-variant="normal" fo:text-transform="none" fo:color="#202124" loext:opacity="100%" style:font-name="docs-Roboto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актическая работа №4 </text:span></text:p>
      <text:p text:style-name="P1"><text:span text:style-name="T1">Лепехин ТП-31</text:span></text:p>
      <text:p text:style-name="P2"><text:span text:style-name="T1"/></text:p>
      <text:p text:style-name="P2"><text:span text:style-name="T1"/></text:p>
      <text:p text:style-name="P1"><text:span text:style-name="T1">Условие </text:span></text:p>
      <text:p text:style-name="P1"><text:span text:style-name="T1"/></text:p>
      <text:p text:style-name="P2"><text:span text:style-name="T1">Создайте базовый класс Vehicle с методами:</text:span><text:line-break/><text:span text:style-name="T1">- start() - возвращает "Starting the vehicle".</text:span><text:line-break/><text:span text:style-name="T1">- stop() - возвращает "Stopping the vehicle".</text:span></text:p>
      <text:p text:style-name="P2"><text:span text:style-name="T1"/></text:p>
      <text:p text:style-name="P1"><text:span text:style-name="T1">Код </text:span></text:p>
      <text:p text:style-name="P1"><text:span text:style-name="T1"/></text:p>
      <text:p text:style-name="P2"><text:span text:style-name="T1">class Vehicle:</text:span></text:p>
      <text:p text:style-name="P2"><text:span text:style-name="T1"><text:s text:c="4"/>def start(self):</text:span></text:p>
      <text:p text:style-name="P2"><text:span text:style-name="T1"><text:s text:c="8"/>return "Starting the vehicle"</text:span></text:p>
      <text:p text:style-name="P2"><text:span text:style-name="T1"><text:s text:c="4"/>def stop(self):</text:span></text:p>
      <text:p text:style-name="P2"><text:span text:style-name="T1"><text:s text:c="8"/>return "Stopping the vehicle"</text:span></text:p>
      <text:p text:style-name="P2"><text:span text:style-name="T1">Car = Vehicle()</text:span></text:p>
      <text:p text:style-name="P2"><text:span text:style-name="T1">print(Car.start())</text:span></text:p>
      <text:p text:style-name="P2"><text:span text:style-name="T1">print(Car.stop())</text:span></text:p>
      <text:p text:style-name="P2"><text:span text:style-name="T1"/></text:p>
      <text:p text:style-name="P1"><text:span text:style-name="T1">Условие</text:span></text:p>
      <text:p text:style-name="P1"><text:span text:style-name="T1"/></text:p>
      <text:p text:style-name="P3">Напишите класс Book, который представляет книгу. Класс должен:</text:p>
      <text:p text:style-name="P3"/>
      <text:p text:style-name="P3">- принимать название, автора и год издания при создании объекта.</text:p>
      <text:p text:style-name="P3">- Иметь метод get_info(), который возвращает информацию о книге в формате: "Название (Автор, Год)".</text:p>
      <text:p text:style-name="P3">- Иметь метод is_classic(), который возвращает True, если книге больше 50 лет, иначе False.</text:p>
      <text:p text:style-name="P3"/>
      <text:p text:style-name="P4">Код</text:p>
      <text:p text:style-name="P3"/>
      <text:p text:style-name="P3">class Book:</text:p>
      <text:p text:style-name="P3"><text:s text:c="4"/>def __init__(self, title:str, author:str, year:int):</text:p>
      <text:p text:style-name="P3"><text:s text:c="8"/>self.title = title</text:p>
      <text:p text:style-name="P3"><text:s text:c="8"/>self.author = author</text:p>
      <text:p text:style-name="P3"><text:s text:c="8"/>self.year = year</text:p>
      <text:p text:style-name="P3"><text:s text:c="4"/>def get_info(self):</text:p>
      <text:p text:style-name="P3"><text:s text:c="8"/>return f"{self.title} ({self.author},{self.year})"</text:p>
      <text:p text:style-name="P3"><text:s text:c="4"/>def is_classic(self):</text:p>
      <text:p text:style-name="P3"><text:s text:c="8"/>count = self.year</text:p>
      <text:p text:style-name="P3"><text:s text:c="8"/>countyear = count - 2025</text:p>
      <text:p text:style-name="P3"><text:s text:c="8"/>if countyear &gt;= 50:</text:p>
      <text:p text:style-name="P3"><text:soft-page-break/><text:s text:c="12"/>return true</text:p>
      <text:p text:style-name="P3"><text:s text:c="8"/>else:</text:p>
      <text:p text:style-name="P3"><text:s text:c="12"/>print("")</text:p>
      <text:p text:style-name="P3"/>
      <text:p text:style-name="P3">Book1 = Book("Война и мир", "Толстой Л.Н", 1867)</text:p>
      <text:p text:style-name="P3">print(Book1.get_info())</text:p>
      <text:p text:style-name="P3">print(Book1.is_classic()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Условие</text:p>
      <text:p text:style-name="P5"/>
      <text:p text:style-name="P3">Используя модуль abc, создайте абстрактный класс Device с абстрактными методами:<text:line-break/>turn_on() - включить устройство.</text:p>
      <text:p text:style-name="P3">turn_off - выключить устройство.</text:p>
      <text:p text:style-name="P3"/>
      <text:p text:style-name="P4">Код</text:p>
      <text:p text:style-name="P4"/>
      <text:p text:style-name="P3">from abc import ABC</text:p>
      <text:p text:style-name="P3">class Device(ABC):</text:p>
      <text:p text:style-name="P3"><text:s text:c="4"/>def turn_on(self):</text:p>
      <text:p text:style-name="P3"><text:s text:c="8"/>return "Включен"</text:p>
      <text:p text:style-name="P3"><text:s text:c="4"/>def turn_off(self):</text:p>
      <text:p text:style-name="P3"><text:s text:c="8"/>return "Выключен"</text:p>
      <text:p text:style-name="P3">Phone = Device()</text:p>
      <text:p text:style-name="P3">print(Phone.turn_on())</text:p>
      <text:p text:style-name="P3">print(Phone.turn_off())</text:p>
      <text:p text:style-name="P3"/>
      <text:p text:style-name="P3">Создайте класс Employee, который:</text:p>
      <text:p text:style-name="P3">Хранит фамилию и зарплату сотрудника как приватные поля (__last_name, __salary). Предоставляет методы для получения зарплаты (get_salary()) и повышения зарплаты (raise_salary(amount)). Выводит ошибку, если попытаться установить отрицательную зарплату.</text:p>
      <text:p text:style-name="P3"/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/>
    <style:font-face style:name="Unifont1" svg:font-family="Unifont" style:font-family-generic="system" style:font-pitch="variable"/>
    <style:font-face style:name="WenQuanYi Zen Hei Sharp" svg:font-family="'WenQuanYi Zen Hei Sharp'" style:font-family-generic="system" style:font-pitch="variable"/>
    <style:font-face style:name="docs-Roboto" svg:font-family="docs-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WenQuanYi Zen Hei Sharp" style:font-size-asian="10.5pt" style:language-asian="zh" style:country-asian="CN" style:font-name-complex="Unifont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WenQuanYi Zen Hei Sharp" style:font-size-asian="10.5pt" style:language-asian="zh" style:country-asian="CN" style:font-name-complex="Unifont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Unifont1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" style:font-family-complex="Unifon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Unifont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" style:font-family-complex="Unifo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13:28:48.754019012</meta:creation-date>
    <dc:date>2025-12-01T14:08:18.010237592</dc:date>
    <meta:editing-duration>PT25M8S</meta:editing-duration>
    <meta:editing-cycles>3</meta:editing-cycles>
    <meta:generator>LibreOffice/24.8.5.2$Linux_X86_64 LibreOffice_project/480$Build-2</meta:generator>
    <meta:document-statistic meta:table-count="0" meta:image-count="0" meta:object-count="0" meta:page-count="2" meta:paragraph-count="51" meta:word-count="213" meta:character-count="1805" meta:non-whitespace-character-count="1492"/>
  </office:meta>
</office:document-meta>
</file>